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Overview and introductio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Brief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nitial Planning and Tool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Jira setu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pics, stories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ithub setup and integr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ranches integrate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ve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raw.i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posed implement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itial UML and ER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onda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uesda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ednesda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Thursday<text:line-break/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rida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 awoke at 6, was at my computer by five past 6, and was typing this presentation out by 20-pas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ummar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End ERD and UML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went wro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rint Review and Learni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cknowledgement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4.2$Windows_X86_64 LibreOffice_project/60da17e045e08f1793c57c00ba83cdfce946d0aa</meta:generator>
    <dc:date>2022-05-13T06:33:34.510000000</dc:date>
    <meta:editing-duration>PT8M3S</meta:editing-duration>
    <meta:editing-cycles>1</meta:editing-cycles>
    <meta:document-statistic meta:object-count="93"/>
  </office:meta>
</office:document-meta>
</file>